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'Arial Black'" style:font-family-asian="'Arial Black'" style:font-family-complex="'Arial Black'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The project design phase of transparent education data management involves creating a structured plan for implementing the ideas generated during the ideation phase. Here are the key steps and considerations for this phase:</text:span></text:p>
      <text:p text:style-name="P1"><text:span text:style-name="T1"/></text:p>
      <text:p text:style-name="P1"><text:span text:style-name="T1">1. *Project Goals and Objectives:* Clearly define the goals and objectives of the project. What specific outcomes are you aiming to achieve with the transparent education data management system?</text:span></text:p>
      <text:p text:style-name="P1"><text:span text:style-name="T1"/></text:p>
      <text:p text:style-name="P1"><text:span text:style-name="T1">2. *Scope Definition:* Determine the scope of the project, including the data to be managed, the educational institutions involved, and the timeline for implementation.</text:span></text:p>
      <text:p text:style-name="P1"><text:span text:style-name="T1"/></text:p>
      <text:p text:style-name="P1"><text:span text:style-name="T1">3. *Resource Allocation:* Allocate the necessary financial, human, and technological resources to support the project. Establish a budget and secure funding as needed.</text:span></text:p>
      <text:p text:style-name="P1"><text:span text:style-name="T1"/></text:p>
      <text:p text:style-name="P1"><text:span text:style-name="T1">4. *Project Team Formation:* Assemble a project team with the required expertise, including data scientists, software developers, educators, and administrators.</text:span></text:p>
      <text:p text:style-name="P1"><text:span text:style-name="T1"/></text:p>
      <text:p text:style-name="P1"><text:span text:style-name="T1">5. *Project Plan:* Develop a detailed project plan that outlines tasks, milestones, timelines, and responsibilities. Use project management tools and methodologies to ensure efficient execution.</text:span></text:p>
      <text:p text:style-name="P1"><text:span text:style-name="T1"/></text:p>
      <text:p text:style-name="P1"><text:span text:style-name="T1">6. *Technology Selection:* Choose the technologies and software solutions that will be used in the data management system. Consider data integration platforms, analytics tools, and secure storage options.</text:span></text:p>
      <text:p text:style-name="P1"><text:span text:style-name="T1"/></text:p>
      <text:p text:style-name="P1"><text:span text:style-name="T1">7. *Data Governance Framework:* Establish a data governance framework that defines data ownership, access control, and data quality standards. Ensure that data is accurate, up to date, and secure.</text:span></text:p>
      <text:p text:style-name="P1"><text:span text:style-name="T1"/></text:p>
      <text:p text:style-name="P1"><text:span text:style-name="T1">8. *Privacy and Security Measures:* Implement robust data privacy and security measures to protect sensitive student and staff information. This may include encryption, access controls, and compliance with relevant regulations.</text:span></text:p>
      <text:p text:style-name="P1"><text:span text:style-name="T1"/></text:p>
      <text:p text:style-name="P1"><text:span text:style-name="T1">9. *User Training and Support:* Develop training programs and support resources for end-users, ensuring that they can effectively use the new data management system.</text:span></text:p>
      <text:p text:style-name="P1"><text:span text:style-name="T1"/></text:p>
      <text:p text:style-name="P1"><text:span text:style-name="T1">10. *Data Migration Strategy:* If transitioning from existing systems, plan the migration of data from old systems to the new system while maintaining data integrity.</text:span></text:p>
      <text:p text:style-name="P1"><text:span text:style-name="T1"/></text:p>
      <text:p text:style-name="P1"><text:span text:style-name="T1">11. *Testing and Quality Assurance:* Conduct thorough testing of the system to identify and resolve any issues or bugs. Ensure that the system functions as intended and meets the needs of users.</text:span></text:p>
      <text:p text:style-name="P1"><text:span text:style-name="T1"/></text:p>
      <text:p text:style-name="P1"><text:span text:style-name="T1">12. *Pilot Implementation:* Implement the transparent data management system in a limited, controlled environment (such as one school or department) to assess its effectiveness and gather user feedback.</text:span></text:p>
      <text:p text:style-name="P1"><text:span text:style-name="T1"/></text:p>
      <text:p text:style-name="P1"><text:span text:style-name="T1">13. *Feedback and Iteration:* Collect feedback from users during the pilot phase and use it to make improvements and refinements to the system.</text:span></text:p>
      <text:p text:style-name="P1"><text:span text:style-name="T1"/></text:p>
      <text:p text:style-name="P1"><text:span text:style-name="T1">14. *Scalability and Sustainability:* Ensure that the system is scalable to accommodate future growth and that there are plans for ongoing maintenance and updates.</text:span></text:p>
      <text:p text:style-name="P1"><text:span text:style-name="T1"/></text:p>
      <text:p text:style-name="P1"><text:span text:style-name="T1">15. *Data Reporting and Analytics:* Implement data reporting and analytics tools to provide insights to educators and administrators, enabling data-informed decision-making.</text:span></text:p>
      <text:p text:style-name="P1"><text:span text:style-name="T1"/></text:p>
      <text:p text:style-name="P1"><text:span text:style-name="T1">16. *Compliance Monitoring:* Continuously monitor and update the system to ensure compliance with data privacy regulations and standards.</text:span></text:p>
      <text:p text:style-name="P1"><text:span text:style-name="T1"/></text:p>
      <text:p text:style-name="P1"><text:span text:style-name="T1">17. *Communication and Change Management:* Develop a communication strategy to inform stakeholders about the changes, address concerns, and manage the transition to the new system.</text:span></text:p>
      <text:p text:style-name="P1"><text:span text:style-name="T1"/></text:p>
      <text:p text:style-name="P1"><text:span text:style-name="T1">18. *Documentation:* Create comprehensive documentation for the data management system, including user manuals, data dictionaries, and system architecture documentation.</text:span></text:p>
      <text:p text:style-name="P1"><text:span text:style-name="T1"/></text:p>
      <text:p text:style-name="P1"><text:span text:style-name="T1">19. *Risk Management:* Identify potential risks and develop mitigation strategies to address them during the implementation and operation of the system.</text:span></text:p>
      <text:p text:style-name="P1"><text:span text:style-name="T1"/></text:p>
      <text:p text:style-name="P1"><text:span text:style-name="T1">20. *Project Monitoring and Evaluation:* Establish key performance indicators (KPIs) to measure the success of the project and regularly evaluate its progress against these KPIs.</text:span></text:p>
      <text:p text:style-name="P1"><text:span text:style-name="T1"/></text:p>
      <text:p text:style-name="P1"><text:span text:style-name="T1">The project design phase is critical for ensuring a well-planned and successful implementation of a transparent education data management system. Clear objectives, effective project management, and attention to data quality and security are essential components of this phase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